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officeooo:rsid="001a931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a9311" style:font-weight-asian="bold" style:font-weight-complex="bold"/>
    </style:style>
    <style:style style:name="T4" style:family="text">
      <style:text-properties fo:font-weight="normal" officeooo:rsid="001a9311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 Today, CPUs are huge devices made of electrical and mechanical components such as</text:p>
      <text:p text:style-name="Standard">vacuum tubes and switches. <text:span text:style-name="T1">(</text:span><text:span text:style-name="T3">False</text:span><text:span text:style-name="T1">)</text:span></text:p>
      <text:p text:style-name="Standard"/>
      <text:p text:style-name="Standard">2. Main memory is also known as RAM. <text:span text:style-name="T1">(</text:span><text:span text:style-name="T3">True</text:span><text:span text:style-name="T1">)</text:span></text:p>
      <text:p text:style-name="Standard"/>
      <text:p text:style-name="Standard">3. Any piece of data that is stored in a computer’s memory must be stored as a binary</text:p>
      <text:p text:style-name="Standard">number. <text:span text:style-name="T1">(</text:span><text:span text:style-name="T3">True</text:span><text:span text:style-name="T1">)</text:span></text:p>
      <text:p text:style-name="Standard"/>
      <text:p text:style-name="Standard">4. Images, like the ones created with your digital camera, cannot be stored as binary</text:p>
      <text:p text:style-name="Standard">numbers. <text:span text:style-name="T1">(</text:span><text:span text:style-name="T3">True</text:span><text:span text:style-name="T1">)</text:span></text:p>
      <text:p text:style-name="Standard"/>
      <text:p text:style-name="Standard">5. Machine language is the only language that a CPU understands. <text:span text:style-name="T1">(</text:span><text:span text:style-name="T3">True</text:span><text:span text:style-name="T1">)</text:span></text:p>
      <text:p text:style-name="Standard"/>
      <text:p text:style-name="Standard">6. Assembly language is considered a high-level language. <text:span text:style-name="T1">(</text:span><text:span text:style-name="T3">False</text:span><text:span text:style-name="T1">)</text:span></text:p>
      <text:p text:style-name="Standard"/>
      <text:p text:style-name="Standard">7. An interpreter is a program that both translates and executes the instructions in a high-</text:p>
      <text:p text:style-name="Standard">level language program. <text:span text:style-name="T1">(</text:span><text:span text:style-name="T3">True</text:span><text:span text:style-name="T1">)</text:span></text:p>
      <text:p text:style-name="Standard"/>
      <text:p text:style-name="Standard">8. A syntax error does not prevent a program from being compiled and executed. <text:span text:style-name="T1">(</text:span><text:span text:style-name="T3">False</text:span><text:span text:style-name="T1">)</text:span></text:p>
      <text:p text:style-name="Standard"/>
      <text:p text:style-name="Standard">9. Windows, Linux, Android, iOS, and macOS are all examples of application software. <text:span text:style-name="T1">(</text:span><text:span text:style-name="T3">False</text:span><text:span text:style-name="T1">)</text:span></text:p>
      <text:p text:style-name="Standard"/>
      <text:p text:style-name="Standard">10. Word processing programs, spreadsheet programs, email programs, web browsers,</text:p>
      <text:p text:style-name="Standard">and games are all examples of utility programs. <text:span text:style-name="T1">(</text:span><text:span text:style-name="T3">False</text:span><text:span text:style-name="T1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5T13:58:38.455486412</meta:creation-date>
    <meta:generator>LibreOffice/6.0.7.3$Linux_X86_64 LibreOffice_project/00m0$Build-3</meta:generator>
    <dc:date>2019-05-05T14:02:37.311220942</dc:date>
    <meta:editing-duration>PT4M</meta:editing-duration>
    <meta:editing-cycles>1</meta:editing-cycles>
    <meta:document-statistic meta:table-count="0" meta:image-count="0" meta:object-count="0" meta:page-count="1" meta:paragraph-count="15" meta:word-count="154" meta:character-count="932" meta:non-whitespace-character-count="793"/>
  </office:meta>
</office:document-meta>
</file>